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font-size="12pt"/>
    </style:style>
    <style:style style:name="P2" style:family="paragraph" style:parent-style-name="Normal">
      <style:text-properties fo:font-size="15pt"/>
    </style:style>
    <style:style style:name="P3" style:family="paragraph" style:parent-style-name="Normal">
      <style:paragraph-properties fo:text-align="start" style:justify-single-word="false" style:writing-mode="lr-tb"/>
      <style:text-properties fo:font-size="12pt"/>
    </style:style>
    <style:style style:name="P4" style:family="paragraph" style:parent-style-name="Normal">
      <style:text-properties style:font-name="Helvetica Neue" fo:font-size="12pt"/>
    </style:style>
    <style:style style:name="P5" style:family="paragraph" style:parent-style-name="Normal">
      <style:text-properties style:font-name="Helvetica Neue" fo:font-size="12pt" officeooo:paragraph-rsid="0019c62a"/>
    </style:style>
    <style:style style:name="P6" style:family="paragraph" style:parent-style-name="Normal">
      <style:paragraph-properties fo:text-align="start" style:justify-single-word="false" style:writing-mode="lr-tb"/>
      <style:text-properties style:font-name="Helvetica Neue" fo:font-size="12pt"/>
    </style:style>
    <style:style style:name="P7" style:family="paragraph" style:parent-style-name="Normal">
      <style:paragraph-properties fo:text-align="start" style:justify-single-word="false" style:writing-mode="lr-tb"/>
      <style:text-properties style:font-name="Helvetica Neue" fo:font-size="12pt" officeooo:paragraph-rsid="0019c62a"/>
    </style:style>
    <style:style style:name="P8" style:family="paragraph" style:parent-style-name="Normal">
      <style:paragraph-properties fo:text-align="start" style:justify-single-word="false" style:writing-mode="lr-tb"/>
      <style:text-properties fo:color="#000000" style:font-name="Helvetica Neue" fo:font-size="12pt" fo:language="en" fo:country="CA" fo:font-weight="normal"/>
    </style:style>
    <style:style style:name="T1" style:family="text">
      <style:text-properties fo:color="#000000" style:font-name="Helvetica Neue" fo:font-size="12pt" fo:language="en" fo:country="CA" style:text-underline-style="solid" style:text-underline-width="auto" style:text-underline-color="font-color" fo:font-weight="normal"/>
    </style:style>
    <style:style style:name="T2" style:family="text">
      <style:text-properties fo:color="#000000" style:font-name="Helvetica Neue" fo:font-size="12pt" fo:language="en" fo:country="CA" fo:font-weight="normal"/>
    </style:style>
    <style:style style:name="T3" style:family="text">
      <style:text-properties officeooo:rsid="0017f514"/>
    </style:style>
    <style:style style:name="T4" style:family="text">
      <style:text-properties officeooo:rsid="0019c62a"/>
    </style:style>
    <style:style style:name="T5" style:family="text">
      <style:text-properties officeooo:rsid="0019cb36"/>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Challenge Description:</text:p>
        <text:p text:style-name="P2"/>
        <text:p text:style-name="P5">You are an aspiring Pokémon Master. In the quest to prove your worth of the title, you venture in the search of rare Pokémon. Part of this venture brings you upon Route 12, south of Lavender Town. It is rumoured by those that frequent this road that a Snorlax takes residence in these parts. You intend on finding and catching this Snorlax. Th<text:span text:style-name="T4">is Pokémon is</text:span> very adept <text:span text:style-name="T4">at being lazy</text:span>, <text:span text:style-name="T4">and </text:span>has natural skill at hiding so as not to be disturbed when sleeping. <text:span text:style-name="T4">T</text:span>his makes finding it no small task. You rationalise that you will be able to pinpoint its hiding place by following the sounds of its snores. Getting to close though is perilous, as waking a Snorlax is a death warrant.</text:p>
        <text:p text:style-name="P1"/>
        <text:p text:style-name="P7"><text:span text:style-name="T4">Unluckily, you have far to go in your </text:span><text:span text:style-name="T5">strive for </text:span><text:span text:style-name="T4">personal betterment. You've woken up late, and missed your opportunity to get a Pokémon from Professor Oak. In petty sympathy of your blatant failure, Oak gives you a Master Ball as a token of good faith. </text:span><text:s/><text:span text:style-name="T4">As such, it is imperative you avoid</text:span> the tall grass in the area, as <text:span text:style-name="T4">your distinct lack of Pokémon puts you a</text:span><text:span text:style-name="T5">t a</text:span><text:span text:style-name="T4"> disadvantage if you encounter anything</text:span>. Going through, you will make an attempt to identify and avoid any tall grass you may come across.</text:p>
        <text:p text:style-name="P6"/>
        <text:p text:style-name="P3"/>
        <text:p text:style-name="P6">Setup:</text:p>
        <text:p text:style-name="P3"/>
        <text:p text:style-name="P3"><text:span text:style-name="T1">Board</text:span><text:span text:style-name="T2">: Rectangular 6 feet x 6 feet board, with 36 tiles arranged in 6x6 format.</text:span></text:p>
        <text:p text:style-name="P3"/>
        <text:p text:style-name="P8">Challenge</text:p>
        <text:p text:style-name="P3"/>
        <text:p text:style-name="P8">1) You will have to navigate the playing field to determine the location of the Snorlax. Using colour and touch sensors to determine the state of the tile.</text:p>
        <text:p text:style-name="P3"/>
        <text:p text:style-name="P8">2) Tiles adjacent to the Snorlax, in which you can hear it’s snoring, will be coloured a solid black. Tiles where adjacent to a pit, in which you find Mew’s footprints, will be coloured a solid white. Neutral tiles will be grey.</text:p>
        <text:p text:style-name="P3"/>
        <text:p text:style-name="P8">3) Tiles that have either a Snorlax or a pit will have an /*object which can be touched*/</text:p>
        <text:p text:style-name="P3"/>
        <text:p text:style-name="P8">4) Once the location of the Snorlax is determined, you will throw a “Pokéball” in the Snorlax’s direct to capture it. <text:span text:style-name="T3">--very rough, needs much more elaboration</text:span></text:p>
        <text:p text:style-name="P3"/>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Helvetica Neue" svg:font-family="'Helvetica Neu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contextual-spacing="false"/>
      <style:text-properties fo:font-size="12pt" fo:font-style="italic"/>
    </style:style>
    <style:style style:name="Normal" style:family="paragraph"/>
    <style:style style:name="Heading" style:family="paragraph" style:parent-style-name="Normal" style:next-style-name="Text_20_body" style:class="text">
      <style:paragraph-properties fo:margin-top="0.423cm" fo:margin-bottom="0.212cm" style:contextual-spacing="false" fo:keep-with-next="always"/>
      <style:text-properties style:font-name="Arial" fo:font-size="14pt"/>
    </style:style>
    <style:style style:name="Text_20_body" style:display-name="Text body" style:family="paragraph" style:parent-style-name="Normal" style:class="text">
      <style:paragraph-properties fo:margin-top="0cm" fo:margin-bottom="0.212cm" style:contextual-spacing="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10-10T12:29:29</meta:creation-date>
    <dc:date>2013-10-15T17:56:45</dc:date>
    <meta:editing-duration>PT20M28S</meta:editing-duration>
    <meta:editing-cycles>2</meta:editing-cycles>
    <meta:document-statistic meta:table-count="0" meta:image-count="0" meta:object-count="0" meta:page-count="1" meta:paragraph-count="10" meta:word-count="351" meta:character-count="1925" meta:non-whitespace-character-count="1584"/>
  </office:meta>
</office:document-meta>
</file>